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" fo:font-size="18pt" style:font-size-asian="18pt" style:font-size-complex="18pt"/>
    </style:style>
    <style:style style:name="P2" style:family="paragraph" style:parent-style-name="Standard">
      <style:text-properties style:font-name="Courier" fo:font-size="20pt" style:font-size-asian="20pt" style:font-size-complex="20pt"/>
    </style:style>
    <style:style style:name="P3" style:family="paragraph" style:parent-style-name="Standard">
      <style:text-properties style:font-name="Courier" fo:font-size="16pt" style:font-size-asian="16pt" style:font-size-complex="16pt"/>
    </style:style>
    <style:style style:name="P4" style:family="paragraph" style:parent-style-name="Standard">
      <style:text-properties style:font-name="Courier" fo:font-size="16pt" style:font-size-asian="16pt" style:font-size-complex="16pt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ar Lord, and Father of Mankind</text:p>
      <text:p text:style-name="P1"/>
      <text:p text:style-name="P3">Dear Lord and Father of mankind,</text:p>
      <text:p text:style-name="P3">Forgive our foolish ways!</text:p>
      <text:p text:style-name="P3">Reclothe us in our rightful mind,</text:p>
      <text:p text:style-name="P3">In purer lives Thy service find,</text:p>
      <text:p text:style-name="P3">In deeper reverence praise.</text:p>
      <text:p text:style-name="P3"/>
      <text:p text:style-name="P3">In simple trust like theirs who heard,</text:p>
      <text:p text:style-name="P3">Beside the Syrian sea,</text:p>
      <text:p text:style-name="P3">The gracious calling of the Lord;</text:p>
      <text:p text:style-name="P3">Let us, like them, without a word,</text:p>
      <text:p text:style-name="P3">Rise up and follow Thee.</text:p>
      <text:p text:style-name="P3"/>
      <text:p text:style-name="P3">O sabbath rest by Galilee!</text:p>
      <text:p text:style-name="P3">O calm of hills above!</text:p>
      <text:p text:style-name="P3">When Jesus knelt to share with Thee</text:p>
      <text:p text:style-name="P3">The silence of eternity,</text:p>
      <text:p text:style-name="P3">Interpreted by love.</text:p>
      <text:p text:style-name="P3"/>
      <text:p text:style-name="P3">Drop Thy still dews of quietness</text:p>
      <text:p text:style-name="P3">'Til all our striving cease;</text:p>
      <text:p text:style-name="P3">Take from our souls the strain and stress,</text:p>
      <text:p text:style-name="P3">And let our ordered lives confess</text:p>
      <text:p text:style-name="P3">The beauty of Thy peace.</text:p>
      <text:p text:style-name="P3"/>
      <text:p text:style-name="P3">Breathe through the heat of our desire</text:p>
      <text:p text:style-name="P3">Thy coolness and Thy balm;</text:p>
      <text:p text:style-name="P3">Let sense be dumb, let flesh retire;</text:p>
      <text:p text:style-name="P3">Speak through the earthquake, wind and fire,</text:p>
      <text:p text:style-name="P3">O still, small voice of calm.</text:p>
      <text:p text:style-name="P3"><text:span text:style-name="T1"/></text:p>
      <text:p text:style-name="P3"/>
      <text:p text:style-name="P3">Composer: Fredrick C. Maker (REST)</text:p>
      <text:p text:style-name="P3">Lyricist: John Greenleaf Whitti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2-15T19:43:53</meta:creation-date>
    <meta:editing-duration>PT9M29S</meta:editing-duration>
    <meta:editing-cycles>2</meta:editing-cycles>
    <meta:generator>OpenOffice/4.1.5$Unix OpenOffice.org_project/415m1$Build-9789</meta:generator>
    <meta:initial-creator>Hank Warren</meta:initial-creator>
    <meta:document-statistic meta:table-count="0" meta:image-count="0" meta:object-count="0" meta:page-count="1" meta:paragraph-count="28" meta:word-count="156" meta:character-count="858"/>
    <dc:date>2018-12-15T19:53:21</dc:date>
    <dc:creator>Hank Warren</dc:creator>
    <meta:template xlink:type="simple" xlink:actuate="onRequest" xlink:title="TubaHymn" xlink:href="../../../../../../Library/Application%20Support/OpenOffice/4/user/template/TubaHymn.ott" meta:date="2018-12-15T19:43:52"/>
  </office:meta>
</office:document-meta>
</file>